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Lab No.03</text:p>
      <text:p text:style-name="Preformatted_20_Text"/>
      <text:p text:style-name="Preformatted_20_Text">Manisha S.Hagawane</text:p>
      <text:p text:style-name="Preformatted_20_Text">Roll No.33</text:p>
      <text:p text:style-name="Preformatted_20_Text">B.Tech-E-2</text:p>
      <text:p text:style-name="Preformatted_20_Text">Title:YACC specification for Arithmetic Calculator. </text:p>
      <text:p text:style-name="Preformatted_20_Text">__________________________________________________________________________________________</text:p>
      <text:p text:style-name="Preformatted_20_Text"/>
      <text:p text:style-name="Preformatted_20_Text">Lex File:</text:p>
      <text:p text:style-name="Preformatted_20_Text"/>
      <text:p text:style-name="Preformatted_20_Text"/>
      <text:p text:style-name="Preformatted_20_Text">%{</text:p>
      <text:p text:style-name="Preformatted_20_Text">#include "y.tab.h"</text:p>
      <text:p text:style-name="Preformatted_20_Text">#include &lt;math.h&gt;</text:p>
      <text:p text:style-name="Preformatted_20_Text">%}</text:p>
      <text:p text:style-name="Preformatted_20_Text"/>
      <text:p text:style-name="Preformatted_20_Text">NUMBER [0-9]+|([0-9]*"."[0-9]+)</text:p>
      <text:p text:style-name="Preformatted_20_Text"/>
      <text:p text:style-name="Preformatted_20_Text">%%</text:p>
      <text:p text:style-name="Preformatted_20_Text">{NUMBER} {yylval.p=atof(yytext);</text:p>
      <text:p text:style-name="Preformatted_20_Text">return NUMBER;}</text:p>
      <text:p text:style-name="Preformatted_20_Text">sqrt|SQRT {return SQRT;}</text:p>
      <text:p text:style-name="Preformatted_20_Text">squ|SQUARE {return SQUARE;}</text:p>
      <text:p text:style-name="Preformatted_20_Text">cube|CUBE {return CUBE;}</text:p>
      <text:p text:style-name="Preformatted_20_Text">mod|MOD {return MOD;}</text:p>
      <text:p text:style-name="Preformatted_20_Text"/>
      <text:p text:style-name="Preformatted_20_Text">[\t]+ ;</text:p>
      <text:p text:style-name="Preformatted_20_Text"/>
      <text:p text:style-name="Preformatted_20_Text">\n|. return yytext[0];</text:p>
      <text:p text:style-name="Preformatted_20_Text">%%</text:p>
      <text:p text:style-name="Preformatted_20_Text"/>
      <text:p text:style-name="Preformatted_20_Text">______________________________________________________________________________________</text:p>
      <text:p text:style-name="Preformatted_20_Text">YACC File:</text:p>
      <text:p text:style-name="Preformatted_20_Text"/>
      <text:p text:style-name="Preformatted_20_Text">%{</text:p>
      <text:p text:style-name="Preformatted_20_Text"/>
      <text:p text:style-name="Preformatted_20_Text">#include "y.tab.h"</text:p>
      <text:p text:style-name="Preformatted_20_Text">#include &lt;math.h&gt;</text:p>
      <text:p text:style-name="Preformatted_20_Text">#include &lt;stdio.h&gt;</text:p>
      <text:p text:style-name="Preformatted_20_Text"/>
      <text:p text:style-name="Preformatted_20_Text">%}</text:p>
      <text:p text:style-name="Preformatted_20_Text"/>
      <text:p text:style-name="Preformatted_20_Text">%union</text:p>
      <text:p text:style-name="Preformatted_20_Text">{</text:p>
      <text:p text:style-name="Preformatted_20_Text">double p;</text:p>
      <text:p text:style-name="Preformatted_20_Text">}</text:p>
      <text:p text:style-name="Preformatted_20_Text">%token &lt;p&gt; NUMBER</text:p>
      <text:p text:style-name="Preformatted_20_Text">%token SQRT SQUARE MOD CUBE </text:p>
      <text:p text:style-name="Preformatted_20_Text">%left '+''-'</text:p>
      <text:p text:style-name="Preformatted_20_Text">%right '*''/'</text:p>
      <text:p text:style-name="Preformatted_20_Text">%right '^'</text:p>
      <text:p text:style-name="Preformatted_20_Text"/>
      <text:p text:style-name="Preformatted_20_Text">%nonassoc NEG</text:p>
      <text:p text:style-name="Preformatted_20_Text">%type &lt;p&gt; Exp</text:p>
      <text:p text:style-name="Preformatted_20_Text"/>
      <text:p text:style-name="Preformatted_20_Text">%%</text:p>
      <text:p text:style-name="Preformatted_20_Text"/>
      <text:p text:style-name="Preformatted_20_Text">SL : SS '\n'</text:p>
      <text:p text:style-name="Preformatted_20_Text"><text:s text:c="3"/>| SL SS '\n'</text:p>
      <text:p text:style-name="Preformatted_20_Text"><text:s text:c="3"/>;</text:p>
      <text:p text:style-name="Preformatted_20_Text">SS : Exp {printf("The output is=%g\n",$1);}</text:p>
      <text:p text:style-name="Preformatted_20_Text"><text:s text:c="3"/>;</text:p>
      <text:p text:style-name="Preformatted_20_Text"><text:soft-page-break/></text:p>
      <text:p text:style-name="Preformatted_20_Text">Exp : Exp '+' Exp {$$=$1+$3;}</text:p>
      <text:p text:style-name="Preformatted_20_Text"><text:s text:c="4"/>|Exp '-' Exp {$$=$1-$3;}</text:p>
      <text:p text:style-name="Preformatted_20_Text"><text:s text:c="4"/>|Exp '*' Exp {$$=$1*$3;}</text:p>
      <text:p text:style-name="Preformatted_20_Text"><text:s text:c="4"/>|Exp '/' Exp {</text:p>
      <text:p text:style-name="Preformatted_20_Text"/>
      <text:p text:style-name="Preformatted_20_Text">if($3==0)</text:p>
      <text:p text:style-name="Preformatted_20_Text"><text:s text:c="2"/>printf("Error! Divide by zero!!");</text:p>
      <text:p text:style-name="Preformatted_20_Text">else</text:p>
      <text:p text:style-name="Preformatted_20_Text"><text:s text:c="2"/>$$=$1/$3;</text:p>
      <text:p text:style-name="Preformatted_20_Text">}</text:p>
      <text:p text:style-name="Preformatted_20_Text"/>
      <text:p text:style-name="Preformatted_20_Text">|Exp '^' Exp {$$=pow($1,$3);}</text:p>
      <text:p text:style-name="Preformatted_20_Text"/>
      <text:p text:style-name="Preformatted_20_Text">|SQRT '(' Exp ')' {$$=sqrt($3);}</text:p>
      <text:p text:style-name="Preformatted_20_Text">|SQUARE '(' Exp ')' {$$=$3*$3;}</text:p>
      <text:p text:style-name="Preformatted_20_Text"/>
      <text:p text:style-name="Preformatted_20_Text">|CUBE '(' Exp ')' {$$=$3*$3*$3;}</text:p>
      <text:p text:style-name="Preformatted_20_Text"/>
      <text:p text:style-name="Preformatted_20_Text">|MOD '('Exp','Exp')' {$$=fmod($3,$5);}</text:p>
      <text:p text:style-name="Preformatted_20_Text">|NUMBER</text:p>
      <text:p text:style-name="Preformatted_20_Text">;</text:p>
      <text:p text:style-name="Preformatted_20_Text"/>
      <text:p text:style-name="Preformatted_20_Text"/>
      <text:p text:style-name="Preformatted_20_Text">%%</text:p>
      <text:p text:style-name="Preformatted_20_Text">extern FILE*yyin;</text:p>
      <text:p text:style-name="Preformatted_20_Text"/>
      <text:p text:style-name="Preformatted_20_Text">int main()</text:p>
      <text:p text:style-name="Preformatted_20_Text">{</text:p>
      <text:p text:style-name="Preformatted_20_Text">do{</text:p>
      <text:p text:style-name="Preformatted_20_Text">yyparse();</text:p>
      <text:p text:style-name="Preformatted_20_Text">}while(!feof(yyin));</text:p>
      <text:p text:style-name="Preformatted_20_Text">}</text:p>
      <text:p text:style-name="Preformatted_20_Text"/>
      <text:p text:style-name="Preformatted_20_Text">yyerror(char*a)</text:p>
      <text:p text:style-name="Preformatted_20_Text">{</text:p>
      <text:p text:style-name="Preformatted_20_Text">fprintf(stderr,"parse error!!!");</text:p>
      <text:p text:style-name="Preformatted_20_Text">}</text:p>
      <text:p text:style-name="Preformatted_20_Text"/>
      <text:p text:style-name="Preformatted_20_Text">___________________________________________________________________________________________________</text:p>
      <text:p text:style-name="Preformatted_20_Text"/>
      <text:p text:style-name="Preformatted_20_Text">OUTPUT</text:p>
      <text:p text:style-name="Preformatted_20_Text"/>
      <text:p text:style-name="Preformatted_20_Text">student@unix24-OptiPlex-360:~$ lex lex331.l</text:p>
      <text:p text:style-name="Preformatted_20_Text">student@unix24-OptiPlex-360:~$ yacc -d lex331.y</text:p>
      <text:p text:style-name="Preformatted_20_Text">student@unix24-OptiPlex-360:~$ cc lex.yy.c y.tab.c -ll -lm</text:p>
      <text:p text:style-name="Preformatted_20_Text">student@unix24-OptiPlex-360:~$ ./a.out</text:p>
      <text:p text:style-name="Preformatted_20_Text">3+4</text:p>
      <text:p text:style-name="Preformatted_20_Text">The output is=7</text:p>
      <text:p text:style-name="Preformatted_20_Text">7-3</text:p>
      <text:p text:style-name="Preformatted_20_Text">The output is=4</text:p>
      <text:p text:style-name="Preformatted_20_Text">9*6</text:p>
      <text:p text:style-name="Preformatted_20_Text">The output is=54</text:p>
      <text:p text:style-name="Preformatted_20_Text">4/0</text:p>
      <text:p text:style-name="Preformatted_20_Text">Error! Divide by zero!!The output is=4</text:p>
      <text:p text:style-name="Preformatted_20_Text">mod(7,3)</text:p>
      <text:p text:style-name="Preformatted_20_Text">The output is=1</text:p>
      <text:p text:style-name="Preformatted_20_Text">9/7</text:p>
      <text:p text:style-name="Preformatted_20_Text">The output is=1.28571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09:03.084652559</meta:creation-date>
    <dc:date>2015-10-29T14:09:12.709279446</dc:date>
    <meta:editing-duration>P0D</meta:editing-duration>
    <meta:editing-cycles>1</meta:editing-cycles>
    <meta:document-statistic meta:table-count="0" meta:image-count="0" meta:object-count="0" meta:page-count="2" meta:paragraph-count="92" meta:word-count="207" meta:character-count="1683" meta:non-whitespace-character-count="1540"/>
    <meta:generator>LibreOffice/4.2.8.2$Linux_x86 LibreOffice_project/420m0$Build-2</meta:generator>
  </office:meta>
</office:document-meta>
</file>